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e1.E1" style:family="table-cell">
      <style:table-cell-properties fo:background-color="#9f7e5f"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language="es" fo:country="ES" style:text-underline-style="none" fo:font-weight="normal" officeooo:rsid="000ae3db" officeooo:paragraph-rsid="00062bd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1" fo:font-size="14pt" fo:language="es" fo:country="ES" style:text-underline-style="none" fo:font-weight="normal" officeooo:rsid="00062bde" officeooo:paragraph-rsid="00062bd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Arial1" fo:font-size="14pt" fo:language="es" fo:country="ES" style:text-underline-style="none" fo:font-weight="normal" officeooo:rsid="000ae5fd" officeooo:paragraph-rsid="000ae5f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Arial1" fo:font-size="14pt" fo:language="es" fo:country="ES" style:text-underline-style="none" fo:font-weight="normal" officeooo:rsid="000c082e" officeooo:paragraph-rsid="000c082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Arial1" fo:font-size="14pt" fo:language="es" fo:country="ES" style:text-underline-style="none" fo:font-weight="normal" officeooo:rsid="0015a89c" officeooo:paragraph-rsid="0015a89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1" fo:font-size="14pt" fo:language="es" fo:country="ES" style:text-underline-style="none" fo:font-weight="normal" officeooo:rsid="0018348c" officeooo:paragraph-rsid="00225dd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1" fo:font-size="14pt" fo:language="es" fo:country="ES" style:text-underline-style="none" fo:font-weight="normal" officeooo:rsid="00238ad1" officeooo:paragraph-rsid="00238ad1" style:font-size-asian="12.25pt" style:font-weight-asian="normal" style:font-size-complex="14pt" style:font-weight-complex="normal"/>
    </style:style>
    <style:style style:name="P11" style:family="paragraph" style:parent-style-name="Standard">
      <style:paragraph-properties fo:text-align="end" style:justify-single-word="false"/>
      <style:text-properties fo:language="es" fo:country="ES" officeooo:paragraph-rsid="000604e2"/>
    </style:style>
    <style:style style:name="P12" style:family="paragraph" style:parent-style-name="Footnote">
      <style:text-properties officeooo:paragraph-rsid="001e22df"/>
    </style:style>
    <style:style style:name="P13" style:family="paragraph" style:parent-style-name="Standard">
      <style:paragraph-properties fo:text-align="start" style:justify-single-word="false"/>
      <style:text-properties style:font-name="Arial1" fo:font-size="12pt" fo:language="es" fo:country="ES" style:text-underline-style="none" fo:font-weight="normal" officeooo:rsid="000c082e" officeooo:paragraph-rsid="000c082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language="es" fo:country="ES" style:text-underline-style="none" fo:font-weight="normal" officeooo:rsid="00113d3f" officeooo:paragraph-rsid="00113d3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language="es" fo:country="ES" style:text-underline-style="none" fo:font-weight="normal" officeooo:rsid="00140578" officeooo:paragraph-rsid="0014057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language="es" fo:country="ES" style:text-underline-style="none" fo:font-weight="normal" officeooo:rsid="00173fa5" officeooo:paragraph-rsid="0015a89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language="es" fo:country="ES" style:text-underline-style="none" fo:font-weight="normal" officeooo:rsid="0020b1e4" officeooo:paragraph-rsid="00238ad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language="es" fo:country="ES" style:text-underline-style="none" fo:font-weight="normal" officeooo:rsid="001f0178" officeooo:paragraph-rsid="001f017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language="es" fo:country="ES" style:text-underline-style="none" fo:font-weight="normal" officeooo:rsid="00257653" officeooo:paragraph-rsid="0025765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language="es" fo:country="ES" style:text-underline-style="none" fo:font-weight="normal" officeooo:rsid="002751c9" officeooo:paragraph-rsid="002751c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language="es" fo:country="ES" style:text-underline-style="none" fo:font-weight="normal" officeooo:rsid="002f95aa" officeooo:paragraph-rsid="002f95a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language="es" fo:country="ES" style:text-underline-style="none" fo:font-weight="normal" officeooo:rsid="002ff498" officeooo:paragraph-rsid="002ff49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language="es" fo:country="ES" style:text-underline-style="none" fo:font-weight="normal" officeooo:rsid="0031daf5" officeooo:paragraph-rsid="0034de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389ab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1" fo:font-size="12pt" fo:language="es" fo:country="ES" style:text-underline-style="none" fo:font-weight="normal" officeooo:rsid="003a0f98" officeooo:paragraph-rsid="003a0f9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3ca2a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1" fo:font-size="12pt" fo:language="es" fo:country="ES" style:text-underline-style="none" fo:font-weight="bold" officeooo:rsid="002f95aa" officeooo:paragraph-rsid="002f95aa"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1" fo:font-size="12pt" fo:language="es" fo:country="ES" style:text-underline-style="none" fo:font-weight="bold" officeooo:rsid="00389ab5" officeooo:paragraph-rsid="00389ab5"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1" fo:font-size="12pt" fo:language="es" fo:country="ES" style:text-underline-style="none" fo:font-weight="bold" officeooo:rsid="003a0f98" officeooo:paragraph-rsid="003a0f98"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1" fo:font-size="12pt" fo:language="es" fo:country="ES" fo:font-style="normal" style:text-underline-style="solid" style:text-underline-width="auto" style:text-underline-color="font-color" fo:font-weight="bold" officeooo:rsid="003a0f98" officeooo:paragraph-rsid="003a0f98" style:font-size-asian="10.5pt" style:font-style-asian="normal" style:font-weight-asian="bold" style:font-size-complex="12pt" style:font-style-complex="normal" style:font-weight-complex="bold"/>
    </style:style>
    <style:style style:name="P31" style:family="paragraph" style:parent-style-name="Table_20_Contents">
      <style:paragraph-properties fo:text-align="start" style:justify-single-word="false"/>
      <style:text-properties style:font-name="Arial1" fo:font-size="12pt" style:font-size-asian="10.5pt" style:font-size-complex="12pt"/>
    </style:style>
    <style:style style:name="P32" style:family="paragraph" style:parent-style-name="Table_20_Contents">
      <style:paragraph-properties fo:text-align="center" style:justify-single-word="false"/>
      <style:text-properties style:font-name="Arial1" fo:font-size="12pt" officeooo:rsid="003ca2ab" officeooo:paragraph-rsid="003ca2ab" style:font-size-asian="10.5pt" style:font-size-complex="12pt"/>
    </style:style>
    <style:style style:name="P33" style:family="paragraph" style:parent-style-name="Table_20_Contents">
      <style:paragraph-properties fo:text-align="start" style:justify-single-word="false"/>
      <style:text-properties style:font-name="Arial1" fo:font-size="12pt" officeooo:rsid="003ca2ab" officeooo:paragraph-rsid="003ca2ab" style:font-size-asian="10.5pt" style:font-size-complex="12pt"/>
    </style:style>
    <style:style style:name="P34" style:family="paragraph" style:parent-style-name="Table_20_Contents">
      <style:paragraph-properties fo:text-align="start" style:justify-single-word="false"/>
      <style:text-properties style:font-name="Arial1" fo:font-size="12pt" officeooo:rsid="003e3f2e" officeooo:paragraph-rsid="003e3f2e" style:font-size-asian="10.5pt" style:font-size-complex="12pt"/>
    </style:style>
    <style:style style:name="P35" style:family="paragraph" style:parent-style-name="Table_20_Contents">
      <style:paragraph-properties fo:text-align="center" style:justify-single-word="false"/>
      <style:text-properties style:font-name="Arial1" fo:font-size="12pt" officeooo:rsid="003e3f2e" officeooo:paragraph-rsid="003e3f2e"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fo:font-size="12pt" officeooo:rsid="001f0178" style:font-size-asian="10.5pt" style:font-size-complex="12pt"/>
    </style:style>
    <style:style style:name="T11" style:family="text">
      <style:text-properties fo:font-size="12pt" officeooo:rsid="0020b1e4" style:font-size-asian="10.5pt" style:font-size-complex="12pt"/>
    </style:style>
    <style:style style:name="T12" style:family="text">
      <style:text-properties fo:font-size="12pt" officeooo:rsid="002737fe" style:font-size-asian="10.5pt" style:font-size-complex="12pt"/>
    </style:style>
    <style:style style:name="T13" style:family="text">
      <style:text-properties style:font-name="Arial1" fo:font-size="12pt" style:text-underline-style="none" fo:font-weight="normal" officeooo:rsid="000604e2" style:font-size-asian="10.5pt" style:font-weight-asian="normal" style:font-size-complex="12pt" style:font-weight-complex="normal"/>
    </style:style>
    <style:style style:name="T14" style:family="text">
      <style:text-properties style:font-name="Arial1" fo:font-size="12pt" style:text-underline-style="none" fo:font-weight="normal" officeooo:rsid="0007db7b" style:font-size-asian="10.5pt" style:font-weight-asian="normal" style:font-size-complex="12pt" style:font-weight-complex="normal"/>
    </style:style>
    <style:style style:name="T15" style:family="text">
      <style:text-properties officeooo:rsid="001e22df"/>
    </style:style>
    <style:style style:name="T16" style:family="text">
      <style:text-properties officeooo:rsid="002737fe"/>
    </style:style>
    <style:style style:name="T17" style:family="text">
      <style:text-properties style:font-name="Arial"/>
    </style:style>
    <style:style style:name="T18" style:family="text">
      <style:text-properties style:font-name="Arial" officeooo:rsid="0031daf5"/>
    </style:style>
    <style:style style:name="T19" style:family="text">
      <style:text-properties style:font-name="Arial" officeooo:rsid="0031daf5" style:font-name-asian="Arial" style:font-name-complex="Arial"/>
    </style:style>
    <style:style style:name="T20" style:family="text">
      <style:text-properties officeooo:rsid="0027ee61"/>
    </style:style>
    <style:style style:name="T21" style:family="text">
      <style:text-properties officeooo:rsid="002aa8d9"/>
    </style:style>
    <style:style style:name="T22" style:family="text">
      <style:text-properties officeooo:rsid="0031daf5"/>
    </style:style>
    <style:style style:name="T23" style:family="text">
      <style:text-properties officeooo:rsid="0033b091"/>
    </style:style>
    <style:style style:name="T24" style:family="text">
      <style:text-properties officeooo:rsid="003a0f98"/>
    </style:style>
    <style:style style:name="T25" style:family="text">
      <style:text-properties style:text-underline-style="none" fo:font-weight="normal" style:font-weight-asian="normal" style:font-weight-complex="normal"/>
    </style:style>
    <style:style style:name="T26" style:family="text">
      <style:text-properties officeooo:rsid="003b83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3">Alejandro D</text:span><text:span text:style-name="T14">omí</text:span><text:span text:style-name="T13">nguez </text:span></text:p>
      <text:p text:style-name="P1">Miguel Ángel Muñoz</text:p>
      <text:p text:style-name="P4">Práctica de Algorítmica (Primavera 2017)</text:p>
      <text:p text:style-name="P2"/>
      <text:p text:style-name="P5"><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text:span><text:span text:style-name="T12">faccionaria</text:span><text:span text:style-name="T5"> de la clave por A. Este resultado módulo el tamaño del filtro indica la posición en el filtro que ha de ponerse a 1. </text:span></text:p>
      <text:p text:style-name="P3"/>
      <text:p text:style-name="P6"><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7"><text:span text:style-name="T5">O</text:span><text:span text:style-name="T1">bviamente esto puede convertirse rápidamente en un número muy grande, O(62^n) para una clave de tamaño n, así que el tamaño de las claves será limitado.</text:span></text:p>
      <text:p text:style-name="P13"/>
      <text:p text:style-name="P14">Este problema pudimos reducirlo en cierta medida haciendo nuestro programa “case insensitive”, considerando sólo 36 símbolos y reduciendo nuestra base a 36.</text:p>
      <text:p text:style-name="P14"/>
      <text:p text:style-name="P15">Aún así, para números que deberían ser fácilmente tratables con doubles, del orden de 10^25, teníamos que el producto de la clave por A nos estaba dando cero, cosa que no pasaba para la clave “MiguelAngel”, pero sí para “MiguelAngelMunoz”. </text:p>
      <text:p text:style-name="P15"/>
      <text:p text:style-name="P8"><text:span text:style-name="T1">Por este camino teníamos muchos problemas de precisión, así que decidimos utilizar una librería de precisión arbitraria para poder manejar claves de cualquier tamaño sin problemas. Elegimos GNU MP Bignum Library</text:span><text:span text:style-name="T1"><text:note text:id="ftn1" text:note-class="footnote"><text:note-citation>1</text:note-citation><text:note-body><text:p text:style-name="P12"><text:a xlink:type="simple" xlink:href="http://gmplib.org/" text:style-name="Internet_20_link" text:visited-style-name="Visited_20_Internet_20_Link"><text:span text:style-name="T15">http://gmplib.org/</text:span></text:a></text:p></text:note-body></text:note></text:span><text:span text:style-name="T1">. </text:span><text:span text:style-name="T6">Utilizando esta librería conseguimos solucionar los problemas y generar las funciones de hash que necesitábamos muy rápido.</text:span></text:p>
      <text:p text:style-name="P16"/>
      <text:p text:style-name="P9"><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text:span><text:span text:style-name="T10">ó</text:span><text:span text:style-name="T8">n de CLRS(pág 269). </text:span><text:span text:style-name="T10">Dado un número de funciones de hash N, escogíamos los primeros N números primos a partir de un número que experimentalmente hemos visto que daba buenas distribuciones. </text:span></text:p>
      <text:p text:style-name="P17"/>
      <text:p text:style-name="P10"><text:span text:style-name="T11">P</text:span><text:span text:style-name="T1">ara utilizar la encriptación SHA-256 hemos buscado en internet una implementación y la hemos utilizado tras probar que funcionara.</text:span></text:p>
      <text:p text:style-name="P18"/>
      <text:p text:style-name="P18"/>
      <text:p text:style-name="P18"/>
      <text:p text:style-name="P20">Midiendo el tiempo que nuestro algoritmo tarda en añadir <text:span text:style-name="T20">una clave dada</text:span> al filtro de bloom, sea encriptada con SHA o no, es del orden de 10<text:span text:style-name="T17">µ</text:span>s.</text:p>
      <text:p text:style-name="P18"/>
      <text:p text:style-name="P19"><text:soft-page-break/>A priori, probando unas pocas combinaciones, no parecía que hubiese una diferencia significativa entre hashear las claves encriptadas con SHA-256 o sin, si <text:span text:style-name="T16">usábamos</text:span> palabras sin sentido con cierta aleatoriedad. Nuestro primer test fue coger una lista de nombres, en concreto los 2<text:span text:style-name="T21">0</text:span>0 nombres más populares en <text:span text:style-name="T16">España</text:span>, <text:span text:style-name="T16">y probar varios filtros de bloom y búsquedas con estas claves. Realizamos una búsqueda de 40 claves sin sentido, y para nuestra sorpresa, todas dieron falsos positivos; el problema radicaba en nuestra selección del número primo, daba buenos resultados para filtros pequeños, pero muy malos para filtros grandes: habíamos cometido el error de no coger primos siempre más grandes que el tamaño del bloom filter, y por ello se estaban hasheando todas las claves a un subconjunto del filtro. La siguiente prueba no produjo ningún falso positivo.</text:span></text:p>
      <text:p text:style-name="P18"/>
      <text:p text:style-name="P27">Datos del programa:</text:p>
      <text:p text:style-name="P22">Tiempo que tardamos en crear un bloom filter:</text:p>
      <text:p text:style-name="P22">Las inicializaciones tardan O(1), pero calculamos tantos primos como funciones de hash <text:span text:style-name="T22">K </text:span>nos pidan, y lo guardamos en un vector. El coste de averiguar si un número U es primo es O(<text:span text:style-name="T17">sqrt</text:span>(U)), <text:span text:style-name="T22">no sabemos cuantos números tendremos que tratar hasta conseguir K primos, pero al menos tardaremos </text:span><text:span text:style-name="T18">Ω</text:span><text:span text:style-name="T22">(K</text:span><text:span text:style-name="T19">∙</text:span><text:span text:style-name="T22">sqrt(U)).</text:span></text:p>
      <text:p text:style-name="P21"/>
      <text:p text:style-name="P21">Tiempo de añadir una clave a un filtro de bloom de tamaño M y con K funciones de hash:</text:p>
      <text:p text:style-name="P21">Tardamos O(1) en generar una función de hash <text:span text:style-name="T22">porque hemos guardado los primos antes (los usamos como módulos en el método de la multiplicación)</text:span> y O(1) en poner el bit correspondiente del bloom filter a 1. Hacemos esto K veces para cada clave, con lo que tardamos O(K).</text:p>
      <text:p text:style-name="P22">De esto se deriva que el tiempo de introducir N claves es O(NK)</text:p>
      <text:p text:style-name="P21"/>
      <text:p text:style-name="P21">Tiempo en buscar si una clave <text:span text:style-name="T22">C </text:span>pertenece probablemente al conjunto:</text:p>
      <text:p text:style-name="P22">Volvemos a generar las K funciones ya que es muy barato de hacer, <text:span text:style-name="T22">y comprobamos si los bits correspondientes a hashear C con las K funciones están activados. En el peor caso tardamos O(K).</text:span></text:p>
      <text:p text:style-name="P22"/>
      <text:p text:style-name="P23">La función de añadir que usa el método de la división tarda <text:span text:style-name="T23">también O(NK), pero nos da malos resultados en el bloom filter, así que fue descartada temprano. Está comentada dentro del programa, sin embargo.</text:span></text:p>
      <text:p text:style-name="P23"/>
      <text:p text:style-name="P30">Tests</text:p>
      <text:p text:style-name="P30"><text:span text:style-name="T25"/></text:p>
      <text:p text:style-name="P30"><text:span text:style-name="T25">Los siguientes tests se realizan sobre un conjunto de claves compuesta por los 200 nombres más populares en España.</text:span></text:p>
      <text:p text:style-name="P30"><text:span text:style-name="T25"/></text:p>
      <text:p text:style-name="P28"/>
      <text:p text:style-name="P28">Test<text:span text:style-name="T24">0</text:span></text:p>
      <text:p text:style-name="P24"/>
      <text:p text:style-name="P25">El test 0 consiste en buscar todas las claves para ver son encontradas sin problemas en ambos filtros: el que utiliza sha-256 y el que no.</text:p>
      <text:p text:style-name="P25">Suministramos claus al programa cuando nos pide claves, y suministramos claus cuando nos pide qué buscar. <text:span text:style-name="T26">Cualquier combinación de funciones de hash y tamaño de bloomfilter consigue encontrar todas las claves correctamente.</text:span></text:p>
      <text:p text:style-name="P24"/>
      <text:p text:style-name="P24"/>
      <text:p text:style-name="P29"><text:soft-page-break/>Test 1</text:p>
      <text:p text:style-name="P29"/>
      <text:p text:style-name="P26">El test 1 contiene búsquedas de 40 cadenas de caracteres de longitud y contenido arbitrarias. Lo siguiente es la tabla de resultados donde la columna representa el número de funciones de hash y la fila el tamaño del bloom filter.</text:p>
      <text:p text:style-name="P26"/>
      <table:table table:name="Table1" table:style-name="Table1">
        <table:table-column table:style-name="Table1.A" table:number-columns-repeated="5"/>
        <table:table-row>
          <table:table-cell table:style-name="Table1.A1" office:value-type="string">
            <text:p text:style-name="P34">Tamaño del filtro</text:p>
          </table:table-cell>
          <table:table-cell table:style-name="Table1.B1" office:value-type="string">
            <text:p text:style-name="P34">1 Hash</text:p>
          </table:table-cell>
          <table:table-cell table:style-name="Table1.B1" office:value-type="string">
            <text:p text:style-name="P34">5 Hashes</text:p>
          </table:table-cell>
          <table:table-cell table:style-name="Table1.B1" office:value-type="string">
            <text:p text:style-name="P34">10 Hashes</text:p>
          </table:table-cell>
          <table:table-cell table:style-name="Table1.E1" office:value-type="string">
            <text:p text:style-name="P34">20 Hashes</text:p>
          </table:table-cell>
        </table:table-row>
        <table:table-row>
          <table:table-cell table:style-name="Table1.A2" office:value-type="string">
            <text:p text:style-name="P35">512</text:p>
          </table:table-cell>
          <table:table-cell table:style-name="Table1.D5" office:value-type="string">
            <text:p text:style-name="P31"/>
          </table:table-cell>
          <table:table-cell table:style-name="Table1.D5" office:value-type="string">
            <text:p text:style-name="P31"/>
          </table:table-cell>
          <table:table-cell table:style-name="Table1.D5" office:value-type="string">
            <text:p text:style-name="P31"/>
          </table:table-cell>
          <table:table-cell table:style-name="Table1.E5" office:value-type="string">
            <text:p text:style-name="P31"/>
          </table:table-cell>
        </table:table-row>
        <table:table-row>
          <table:table-cell table:style-name="Table1.A2" office:value-type="string">
            <text:p text:style-name="P35">1024</text:p>
          </table:table-cell>
          <table:table-cell table:style-name="Table1.D5" office:value-type="string">
            <text:p text:style-name="P31"/>
          </table:table-cell>
          <table:table-cell table:style-name="Table1.D5" office:value-type="string">
            <text:p text:style-name="P31"/>
          </table:table-cell>
          <table:table-cell table:style-name="Table1.D5" office:value-type="string">
            <text:p text:style-name="P31"/>
          </table:table-cell>
          <table:table-cell table:style-name="Table1.E5" office:value-type="string">
            <text:p text:style-name="P31"/>
          </table:table-cell>
        </table:table-row>
        <table:table-row>
          <table:table-cell table:style-name="Table1.A2" office:value-type="string">
            <text:p text:style-name="P35">2048</text:p>
          </table:table-cell>
          <table:table-cell table:style-name="Table1.D5" office:value-type="string">
            <text:p text:style-name="P31"/>
          </table:table-cell>
          <table:table-cell table:style-name="Table1.D5" office:value-type="string">
            <text:p text:style-name="P31"/>
          </table:table-cell>
          <table:table-cell table:style-name="Table1.D5" office:value-type="string">
            <text:p text:style-name="P31"/>
          </table:table-cell>
          <table:table-cell table:style-name="Table1.E5" office:value-type="string">
            <text:p text:style-name="P31"/>
          </table:table-cell>
        </table:table-row>
        <table:table-row>
          <table:table-cell table:style-name="Table1.A2" office:value-type="string">
            <text:p text:style-name="P35">4096</text:p>
          </table:table-cell>
          <table:table-cell table:style-name="Table1.D5" office:value-type="string">
            <text:p text:style-name="P31"/>
          </table:table-cell>
          <table:table-cell table:style-name="Table1.D5" office:value-type="string">
            <text:p text:style-name="P31"/>
          </table:table-cell>
          <table:table-cell table:style-name="Table1.D5" office:value-type="string">
            <text:p text:style-name="P31"/>
          </table:table-cell>
          <table:table-cell table:style-name="Table1.E5" office:value-type="string">
            <text:p text:style-name="P31"/>
          </table:table-cell>
        </table:table-row>
      </table:table>
      <text:p text:style-name="P26"/>
      <text:p text:style-name="P24"/>
      <text:p text:style-name="P24"/>
      <text:p text:style-name="P21"/>
      <text:p text:style-name="P18"/>
      <text:p text:style-name="P18"/>
      <text:p text:style-name="P18"/>
      <text:p text:style-name="P18"/>
      <text:p text:style-name="P18"/>
      <text:p text:style-name="P18"/>
      <text:p text:style-name="P18"/>
      <text:p text:style-name="P18"/>
      <text:p text:style-name="P18"/>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3T17:32:36.406765957</dc:date>
    <meta:editing-duration>PT8H1M20S</meta:editing-duration>
    <meta:editing-cycles>29</meta:editing-cycles>
    <meta:generator>LibreOffice/5.3.2.2$Linux_X86_64 LibreOffice_project/30m0$Build-2</meta:generator>
    <meta:document-statistic meta:table-count="1" meta:image-count="0" meta:object-count="0" meta:page-count="3" meta:paragraph-count="40" meta:word-count="945" meta:character-count="5689" meta:non-whitespace-character-count="4778"/>
  </office:meta>
</office:document-meta>
</file>